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0000000300917AB2C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-0.089cm" draw:placing="above"/>
    </style:style>
    <style:style style:name="gr3" style:family="graphic" style:parent-style-name="measure" style:list-style-name="L1">
      <style:graphic-properties draw:textarea-vertical-align="middle" draw:line-distance="-0.089cm" draw:placing="abov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1.456cm" svg:height="8.592cm" svg:x="5.118cm" svg:y="1.657cm">
          <draw:image xlink:href="Pictures/100000000000040000000300917AB2C0.png" xlink:type="simple" xlink:show="embed" xlink:actuate="onLoad">
            <text:p/>
          </draw:image>
        </draw:frame>
        <draw:measure draw:style-name="gr2" draw:text-style-name="P2" draw:layer="layout" svg:x1="8.874cm" svg:y1="4.342cm" svg:x2="13.471cm" svg:y2="4.342cm">
          <text:p text:style-name="P2">487</text:p>
        </draw:measure>
        <draw:measure draw:style-name="gr3" draw:text-style-name="P2" draw:layer="layout" svg:x1="7.919cm" svg:y1="6.844cm" svg:x2="7.956cm" svg:y2="4.804cm">
          <text:p text:style-name="P2">220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0T14:59:42</dc:date>
    <dc:creator>joaquin </dc:creator>
    <meta:generator>LibreOffice/3.4$Linux LibreOffice_project/340m1$Build-402</meta:generator>
    <meta:document-statistic meta:object-count="3"/>
  </office:meta>
</office:document-meta>
</file>